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2.525cm"/>
    </style:style>
    <style:style style:name="Таблица2.C" style:family="table-column">
      <style:table-column-properties style:column-width="4.784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P1" style:family="paragraph" style:parent-style-name="Standard">
      <style:text-properties officeooo:paragraph-rsid="001dad7b"/>
    </style:style>
    <style:style style:name="P2" style:family="paragraph" style:parent-style-name="Standard">
      <style:paragraph-properties fo:text-align="center" style:justify-single-word="false"/>
      <style:text-properties fo:font-size="13pt" fo:language="uk" fo:country="UA" officeooo:paragraph-rsid="001dad7b" style:font-name-asian="Symbol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223cae" style:font-name-asian="Symbol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dad7b" style:font-size-asian="13pt" style:font-size-complex="13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7105d" officeooo:paragraph-rsid="002a9ce4" style:font-name-asian="Symbol" style:font-size-asian="13pt" style:font-size-complex="13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7bc4a" officeooo:paragraph-rsid="0027bc4a" style:font-name-asian="Symbol" style:font-size-asian="13pt" style:font-size-complex="13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98c00" officeooo:paragraph-rsid="00298c00" style:font-name-asian="Symbol" style:font-size-asian="13pt" style:font-size-complex="13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59a94" officeooo:paragraph-rsid="00298c00" style:font-name-asian="Symbol" style:font-size-asian="13pt" style:font-size-complex="13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59a94" officeooo:paragraph-rsid="002a9ce4" style:font-name-asian="Symbol" style:font-size-asian="13pt" style:font-size-complex="13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a9ce4" officeooo:paragraph-rsid="002a9ce4" style:font-name-asian="Symbol" style:font-size-asian="13pt" style:font-size-complex="13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a9ce4" style:font-name-asian="Symbol" style:font-size-asian="13pt" style:font-size-complex="13pt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b7b27" officeooo:paragraph-rsid="002b7b27" style:font-name-asian="Symbol" style:font-size-asian="13pt" style:font-size-complex="13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dad7b"/>
    </style:style>
    <style:style style:name="P17" style:family="paragraph" style:parent-style-name="msonormalbullet1.gif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b7b27" style:font-name-asian="Symbol" style:font-size-asian="13pt" style:font-size-complex="13pt"/>
    </style:style>
    <style:style style:name="P18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3pt" fo:language="uk" fo:country="UA" officeooo:paragraph-rsid="001dad7b" style:font-name-asian="Symbol" style:font-size-asian="13pt" style:font-size-complex="13pt"/>
    </style:style>
    <style:style style:name="P19" style:family="paragraph" style:parent-style-name="Standard" style:list-style-name="WW8Num13">
      <style:paragraph-properties fo:margin-left="0cm" fo:margin-right="0cm" fo:text-align="start" style:justify-single-word="false" fo:text-indent="0cm" style:auto-text-indent="false" style:snap-to-layout-grid="false"/>
      <style:text-properties fo:font-size="13pt" fo:language="uk" fo:country="UA" officeooo:rsid="0027bc4a" officeooo:paragraph-rsid="0027bc4a" style:font-name-asian="Symbol" style:font-size-asian="13pt" style:font-size-complex="13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rsid="002fa93c" officeooo:paragraph-rsid="002fa93c" style:font-name-asian="Symbol" style:font-size-asian="13pt" style:font-size-complex="13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rsid="00311db7" officeooo:paragraph-rsid="00311db7" style:font-name-asian="Symbol" style:font-size-asian="13pt" style:font-size-complex="13pt"/>
    </style:style>
    <style:style style:name="P2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e4f5a" style:font-name-asian="Symbol" style:font-size-asian="13pt" style:font-size-complex="13pt"/>
    </style:style>
    <style:style style:name="P2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fa93c" style:font-name-asian="Symbol" style:font-size-asian="13pt" style:font-size-complex="13pt"/>
    </style:style>
    <style:style style:name="P2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rsid="002fa93c" officeooo:paragraph-rsid="002fa93c" style:font-name-asian="Symbol" style:font-size-asian="13pt" style:font-size-complex="13pt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  <style:style style:name="T3" style:family="text">
      <style:text-properties fo:color="#000000" officeooo:rsid="002e4f5a" fo:background-color="#ffffff" loext:char-shading-value="0" style:font-size-complex="12pt"/>
    </style:style>
    <style:style style:name="T4" style:family="text">
      <style:text-properties fo:color="#000000" officeooo:rsid="002fa93c" fo:background-color="#ffffff" loext:char-shading-value="0" style:font-size-complex="12pt"/>
    </style:style>
    <style:style style:name="T5" style:family="text">
      <style:text-properties fo:color="#000000" fo:font-size="13pt" fo:background-color="#ffffff" loext:char-shading-value="0" style:font-size-asian="13pt" style:font-size-complex="13pt"/>
    </style:style>
    <style:style style:name="T6" style:family="text">
      <style:text-properties fo:color="#000000" officeooo:rsid="002fa93c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language="uk" fo:country="UA" style:font-name-asian="Symbol" style:font-size-asian="13pt" style:font-size-complex="13pt"/>
    </style:style>
    <style:style style:name="T9" style:family="text">
      <style:text-properties fo:font-size="13pt" fo:language="uk" fo:country="UA" officeooo:rsid="00259a94" style:font-name-asian="Symbol" style:font-size-asian="13pt" style:font-size-complex="13pt"/>
    </style:style>
    <style:style style:name="T10" style:family="text">
      <style:text-properties officeooo:rsid="002a9ce4"/>
    </style:style>
    <style:style style:name="T11" style:family="text">
      <style:text-properties officeooo:rsid="002c999b"/>
    </style:style>
    <style:style style:name="T12" style:family="text">
      <style:text-properties officeooo:rsid="002e4f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<text:span text:style-name="T1">№</text:span><text:span text:style-name="T2">з/п</text:span></text:p>
          </table:table-cell>
          <table:table-cell table:style-name="Таблица2.A1" office:value-type="string">
            <text:p text:style-name="P2">Зміст навчального матеріалу (Модулі)</text:p>
          </table:table-cell>
          <table:table-cell table:style-name="Таблица2.C1" office:value-type="string">
            <text:p text:style-name="P3">Години в класі</text:p>
          </table:table-cell>
        </table:table-row>
        <table:table-row table:style-name="Таблица2.2">
          <table:table-cell table:style-name="Таблица2.A2" office:value-type="string">
            <text:list xml:id="list3611521230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4"><text:span text:style-name="T7">Вступ. </text:span><text:span text:style-name="apple-style-span"><text:span text:style-name="T5">Правила безпеки життєдіяльності в комп’ютерному класі.</text:span></text:span></text:p>
          </table:table-cell>
          <table:table-cell table:style-name="Таблица2.C2" office:value-type="string">
            <text:p text:style-name="P15">1</text:p>
          </table:table-cell>
        </table:table-row>
        <table:table-row table:style-name="Таблица2.3">
          <table:table-cell table:style-name="Таблица2.A2" office:value-type="string">
            <text:list xml:id="list93455862601392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16"><text:span text:style-name="T8">Модуль 1. </text:span><text:span text:style-name="T9">Кібербезпека – Світ експертів і злочинців</text:span></text:p>
          </table:table-cell>
          <table:table-cell table:style-name="Таблица2.C2" office:value-type="string">
            <text:p text:style-name="P11">4</text:p>
          </table:table-cell>
        </table:table-row>
        <table:table-row table:style-name="Таблица2.4">
          <table:table-cell table:style-name="Таблица2.A2" office:value-type="string">
            <text:list xml:id="list93454660231481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Протидія кіберзлочинцям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5">
          <table:table-cell table:style-name="Таблица2.A2" office:value-type="string">
            <text:list xml:id="list93455809679589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Засоби захисту даних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">
          <table:table-cell table:style-name="Таблица2.A2" office:value-type="string">
            <text:list xml:id="list93454667592888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Контрольна робота з модулю №1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7">
          <table:table-cell table:style-name="Таблица2.A2" office:value-type="string">
            <text:list xml:id="list93454591376263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16"><text:span text:style-name="T8">Модуль 2. </text:span><text:span text:style-name="T9">Куб кібербезпеки.</text:span></text:p>
          </table:table-cell>
          <table:table-cell table:style-name="Таблица2.C2" office:value-type="string">
            <text:p text:style-name="P10">4</text:p>
          </table:table-cell>
        </table:table-row>
        <table:table-row table:style-name="Таблица2.8">
          <table:table-cell table:style-name="Таблица2.A2" office:value-type="string">
            <text:list xml:id="list93455276421048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4">Принципи захисту, стани даних, гарантії кібербезпеки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9">
          <table:table-cell table:style-name="Таблица2.A2" office:value-type="string">
            <text:list xml:id="list93456541220809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4">Політика безпеки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0">
          <table:table-cell table:style-name="Таблица2.A2" office:value-type="string">
            <text:list xml:id="list93455124146338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Контрольна робота з модулю №2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1">
          <table:table-cell table:style-name="Таблица2.A2" office:value-type="string">
            <text:list xml:id="list93455669708293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16"><text:span text:style-name="T8">Модуль 3. </text:span><text:span text:style-name="T9">Кібербезпека – загрози, вразливості та атаки.</text:span></text:p>
          </table:table-cell>
          <table:table-cell table:style-name="Таблица2.C2" office:value-type="string">
            <text:p text:style-name="P12">4</text:p>
          </table:table-cell>
        </table:table-row>
        <table:table-row table:style-name="Таблица2.12">
          <table:table-cell table:style-name="Таблица2.A2" office:value-type="string">
            <text:list xml:id="list93455994019215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6">Шкідливе програмне забезпечення та зловмисний код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3">
          <table:table-cell table:style-name="Таблица2.A2" office:value-type="string">
            <text:list xml:id="list93455892229914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6">Типи атак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4">
          <table:table-cell table:style-name="Таблица2.A2" office:value-type="string">
            <text:list xml:id="list93455941981362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Контрольна робота з модулю №3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5">
          <table:table-cell table:style-name="Таблица2.A2" office:value-type="string">
            <text:list xml:id="list93455453951908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16"><text:span text:style-name="T8">Модуль 4. </text:span><text:span text:style-name="T9">Мистецтво захисту таємниць.</text:span></text:p>
          </table:table-cell>
          <table:table-cell table:style-name="Таблица2.C2" office:value-type="string">
            <text:p text:style-name="P13">4</text:p>
          </table:table-cell>
        </table:table-row>
        <table:table-row table:style-name="Таблица2.16">
          <table:table-cell table:style-name="Таблица2.A2" office:value-type="string">
            <text:list xml:id="list93454697791038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4">Криптографія та шифрування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7">
          <table:table-cell table:style-name="Таблица2.A2" office:value-type="string">
            <text:list xml:id="list93455676824037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4">Типи засобів контролю безпеки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8">
          <table:table-cell table:style-name="Таблица2.A2" office:value-type="string">
            <text:list xml:id="list93456311368172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Контрольна робота з модулю №4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9">
          <table:table-cell table:style-name="Таблица2.A2" office:value-type="string">
            <text:list xml:id="list93455088721175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16"><text:span text:style-name="T8">Модуль 5. </text:span><text:span text:style-name="T9">Мистецтво забезпечення цілісності даних.</text:span></text:p>
          </table:table-cell>
          <table:table-cell table:style-name="Таблица2.C2" office:value-type="string">
            <text:p text:style-name="P12">4</text:p>
          </table:table-cell>
        </table:table-row>
        <table:table-row table:style-name="Таблица2.20">
          <table:table-cell table:style-name="Таблица2.A2" office:value-type="string">
            <text:list xml:id="list93454820749045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4">Типи засобів контролю цілісності даних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1">
          <table:table-cell table:style-name="Таблица2.A2" office:value-type="string">
            <text:list xml:id="list93456182210716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3"><text:span text:style-name="apple-style-span"><text:span text:style-name="T4">Цифровий підпис, цифрові сертифікати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2">
          <table:table-cell table:style-name="Таблица2.A2" office:value-type="string">
            <text:list xml:id="list93455066238386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Контрольна робота з модулю №5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3">
          <table:table-cell table:style-name="Таблица2.A2" office:value-type="string">
            <text:list xml:id="list93455707454500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14">Модуль <text:span text:style-name="T10">6</text:span>. Концепція п'яти дев'яток.</text:p>
          </table:table-cell>
          <table:table-cell table:style-name="Таблица2.C2" office:value-type="string">
            <text:p text:style-name="P13">4</text:p>
          </table:table-cell>
        </table:table-row>
        <table:table-row table:style-name="Таблица2.24">
          <table:table-cell table:style-name="Таблица2.A2" office:value-type="string">
            <text:list xml:id="list93454843424671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0">Безперервний доступ до даних та послуг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5">
          <table:table-cell table:style-name="Таблица2.A2" office:value-type="string">
            <text:list xml:id="list93455087917659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1">Аналіз загроз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6">
          <table:table-cell table:style-name="Таблица2.A2" office:value-type="string">
            <text:list xml:id="list93454777802778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Контрольна робота з модулю №6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7">
          <table:table-cell table:style-name="Таблица2.A2" office:value-type="string">
            <text:list xml:id="list93455896530010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14">Модуль <text:span text:style-name="T12">7</text:span>. <text:s/>Захист домену кібербезпеки.</text:p>
          </table:table-cell>
          <table:table-cell table:style-name="Таблица2.C2" office:value-type="string">
            <text:p text:style-name="P13">4</text:p>
          </table:table-cell>
        </table:table-row>
        <table:table-row table:style-name="Таблица2.28">
          <table:table-cell table:style-name="Таблица2.A2" office:value-type="string">
            <text:list xml:id="list93454947260661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1">Захист систем та пристроїв.</text:p>
          </table:table-cell>
          <table:table-cell table:style-name="Таблица2.C2" office:value-type="string">
            <text:p text:style-name="P13"/>
          </table:table-cell>
        </table:table-row>
        <table:table-row table:style-name="Таблица2.29">
          <table:table-cell table:style-name="Таблица2.A2" office:value-type="string">
            <text:list xml:id="list93456568673348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1">Укріплення захисту мережі.</text:p>
          </table:table-cell>
          <table:table-cell table:style-name="Таблица2.C2" office:value-type="string">
            <text:p text:style-name="P13"/>
          </table:table-cell>
        </table:table-row>
        <table:table-row table:style-name="Таблица2.30">
          <table:table-cell table:style-name="Таблица2.A2" office:value-type="string">
            <text:list xml:id="list93454716565716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Контрольна робота з модулю №7</text:span></text:span></text:p>
          </table:table-cell>
          <table:table-cell table:style-name="Таблица2.C2" office:value-type="string">
            <text:p text:style-name="P13"/>
          </table:table-cell>
        </table:table-row>
        <text:soft-page-break/>
        <table:table-row table:style-name="Таблица2.31">
          <table:table-cell table:style-name="Таблица2.A2" office:value-type="string">
            <text:list xml:id="list93456614372823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14">Модуль <text:span text:style-name="T12">8</text:span>. Як стати спеціалістом з кібербезпеки.</text:p>
          </table:table-cell>
          <table:table-cell table:style-name="Таблица2.C2" office:value-type="string">
            <text:p text:style-name="P13">4</text:p>
          </table:table-cell>
        </table:table-row>
        <table:table-row table:style-name="Таблица2.32">
          <table:table-cell table:style-name="Таблица2.A2" office:value-type="string">
            <text:list xml:id="list93454714153816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1">Стандарти з інформаційної безпеки.</text:p>
          </table:table-cell>
          <table:table-cell table:style-name="Таблица2.C2" office:value-type="string">
            <text:p text:style-name="P13"/>
          </table:table-cell>
        </table:table-row>
        <table:table-row table:style-name="Таблица2.33">
          <table:table-cell table:style-name="Таблица2.A2" office:value-type="string">
            <text:list xml:id="list93455047449199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1">Пошук роботи.</text:p>
          </table:table-cell>
          <table:table-cell table:style-name="Таблица2.C2" office:value-type="string">
            <text:p text:style-name="P13"/>
          </table:table-cell>
        </table:table-row>
        <table:table-row table:style-name="Таблица2.34">
          <table:table-cell table:style-name="Таблица2.A2" office:value-type="string">
            <text:list xml:id="list93455514913367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22"><text:span text:style-name="apple-style-span"><text:span text:style-name="T3">Контрольна робота з модулю №8.</text:span></text:span></text:p>
          </table:table-cell>
          <table:table-cell table:style-name="Таблица2.C2" office:value-type="string">
            <text:p text:style-name="P13"/>
          </table:table-cell>
        </table:table-row>
        <table:table-row table:style-name="Таблица2.35">
          <table:table-cell table:style-name="Таблица2.A2" office:value-type="string">
            <text:list xml:id="list93455347176917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7">Зворотній зв’язок та узагальнення матеріалу курсу.</text:p>
          </table:table-cell>
          <table:table-cell table:style-name="Таблица2.C2" office:value-type="string">
            <text:p text:style-name="P8">2</text:p>
          </table:table-cell>
        </table:table-row>
        <table:table-row table:style-name="Таблица2.36">
          <table:table-cell table:style-name="Таблица2.A2" office:value-type="string">
            <text:list xml:id="list93455552900116" text:continue-numbering="true" text:style-name="WW8Num13">
              <text:list-item>
                <text:p text:style-name="P18"/>
              </text:list-item>
            </text:list>
          </table:table-cell>
          <table:table-cell table:style-name="Таблица2.A2" office:value-type="string">
            <text:p text:style-name="P17">Анкетування. Отримання сертифікатів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7">
          <table:table-cell table:style-name="Таблица2.A2" table:number-columns-spanned="2" office:value-type="string">
            <text:list xml:id="list93454871867894" text:continue-numbering="true" text:style-name="WW8Num13">
              <text:list-header>
                <text:p text:style-name="P19">Усього годин</text:p>
              </text:list-header>
            </text:list>
          </table:table-cell>
          <table:covered-table-cell/>
          <table:table-cell table:style-name="Таблица2.C2" office:value-type="string">
            <text:p text:style-name="P9">3<text:span text:style-name="T11">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msonormalbullet1.gif" style:family="paragraph" style:parent-style-name="Standard">
      <style:paragraph-properties fo:margin-top="0.494cm" fo:margin-bottom="0.494cm" loext:contextual-spacing="false"/>
      <style:text-properties style:font-name-asian="Calibri" style:font-family-asian="Calibri" style:font-family-generic-asian="swiss" style:font-pitch-asian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9-18T17:16:04.335137235</meta:creation-date>
    <dc:date>2019-09-29T09:34:54.276655169</dc:date>
    <meta:editing-duration>PT9M5S</meta:editing-duration>
    <meta:editing-cycles>10</meta:editing-cycles>
    <meta:generator>LibreOffice/6.3.1.2$Linux_X86_64 LibreOffice_project/30$Build-2</meta:generator>
    <meta:document-statistic meta:table-count="1" meta:image-count="0" meta:object-count="0" meta:page-count="2" meta:paragraph-count="85" meta:word-count="216" meta:character-count="1349" meta:non-whitespace-character-count="1215"/>
  </office:meta>
</office:document-meta>
</file>